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1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0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0dc2db9"/>
    </style:style>
    <style:style style:name="P21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2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27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8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0e63890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c15e75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4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88823d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37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38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39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2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43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44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45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46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47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48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50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43"/></text:span></text:p>
      <text:p text:style-name="P5"><text:span text:style-name="Strong_20_Emphasis"><text:span text:style-name="T43"/></text:span></text:p>
      <text:p text:style-name="P5"><text:span text:style-name="Strong_20_Emphasis"><text:span text:style-name="T43"/></text:span></text:p>
      <text:p text:style-name="P5"><text:span text:style-name="Strong_20_Emphasis"><text:span text:style-name="T43"/></text:span></text:p>
      <text:p text:style-name="P5"><text:span text:style-name="Strong_20_Emphasis"><text:span text:style-name="T43"/></text:span></text:p>
      <text:p text:style-name="P5"><text:span text:style-name="Strong_20_Emphasis"><text:span text:style-name="T43"/></text:span></text:p>
      <text:p text:style-name="P5"><text:bookmark-start text:name="__RefHeading___Toc14261_436115429"/><text:span text:style-name="Strong_20_Emphasis"><text:span text:style-name="T47">SA</text:span></text:span><text:span text:style-name="Strong_20_Emphasis"><text:span text:style-name="T46">04A</text:span></text:span><text:span text:style-name="Strong_20_Emphasis"><text:span text:style-name="T47">A</text:span></text:span><text:span text:style-name="Strong_20_Emphasis"><text:span text:style-name="T48">Q</text:span></text:span><text:span text:style-name="Strong_20_Emphasis"><text:span text:style-name="T46">0</text:span></text:span><text:span text:style-name="Strong_20_Emphasis"><text:span text:style-name="T47">1</text:span></text:span><text:span text:style-name="Strong_20_Emphasis"><text:span text:style-name="T46">.</text:span></text:span><text:span text:style-name="Strong_20_Emphasis"><text:span text:style-name="T44">–</text:span></text:span><text:span text:style-name="Strong_20_Emphasis"><text:span text:style-name="T45"> </text:span></text:span><text:bookmark-end text:name="__RefHeading___Toc14261_436115429"/></text:p>
      <text:p text:style-name="P7"><text:span text:style-name="Strong_20_Emphasis"><text:span text:style-name="T42">Configuració de l'entorn d'execució de l'aplicació Laravel Framework.</text:span></text:span></text:p>
      <text:p text:style-name="P6"><text:span text:style-name="Strong_20_Emphasis"><text:span text:style-name="T42"/></text:span></text:p>
      <text:h text:style-name="P22" text:outline-level="1"/>
      <text:h text:style-name="P23" text:outline-level="1"/>
      <text:h text:style-name="P24" text:outline-level="1"/>
      <text:h text:style-name="P25" text:outline-level="1">Pedro Guill Ferri</text:h>
      <text:p text:style-name="P8"><text:span text:style-name="Strong_20_Emphasis"><text:span text:style-name="T36"><text:line-break/></text:span></text:span></text:p>
      <text:p text:style-name="P18"><text:span text:style-name="Strong_20_Emphasis"><text:span text:style-name="T49"/></text:span></text:p>
      <text:p text:style-name="P18"><text:span text:style-name="Strong_20_Emphasis"><text:span text:style-name="T50"/></text:span></text:p>
      <text:p text:style-name="P14"><text:span text:style-name="Strong_20_Emphasis"><text:span text:style-name="T12">1.</text:span></text:span><text:span text:style-name="Strong_20_Emphasis"><text:span text:style-name="T13">1.- </text:span></text:span><text:span text:style-name="Strong_20_Emphasis"><text:span text:style-name="T12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27"><text:span text:style-name="Strong_20_Emphasis"><text:span text:style-name="T7"/></text:span></text:p>
              </text:list-header>
            </text:list>
          </table:table-cell>
        </table:table-row>
      </table:table>
      <text:p text:style-name="P13"><text:span text:style-name="Strong_20_Emphasis"><text:span text:style-name="T34"/></text:span></text:p>
      <text:p text:style-name="P13"><text:span text:style-name="Strong_20_Emphasis"><text:span text:style-name="T12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7"><text:span text:style-name="Strong_20_Emphasis"><text:span text:style-name="T7"/></text:span></text:p>
              </text:list-header>
            </text:list>
          </table:table-cell>
        </table:table-row>
      </table:table>
      <text:p text:style-name="P13"><text:span text:style-name="Strong_20_Emphasis"><text:span text:style-name="T34"/></text:span></text:p>
      <text:p text:style-name="P13"><text:span text:style-name="Strong_20_Emphasis"><text:span text:style-name="T32">1.3.- Quines extensions tenim activades en el servei php-fpm. Cerca el directori de configuració del servei /etc/php/</text:span></text:span><text:span text:style-name="Strong_20_Emphasis"><text:span text:style-name="T33">8.1</text:span></text:span><text:span text:style-name="Strong_20_Emphasis"><text:span text:style-name="T32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71623787094272" text:continue-numbering="true" text:style-name="L1">
              <text:list-header>
                <text:p text:style-name="P27"><text:span text:style-name="Strong_20_Emphasis"><text:span text:style-name="T7"/></text:span></text:p>
              </text:list-header>
            </text:list>
          </table:table-cell>
        </table:table-row>
      </table:table>
      <text:h text:style-name="P26" text:outline-level="2"/>
      <text:p text:style-name="P13"><text:span text:style-name="Source_20_Text"><text:span text:style-name="T17">2.- </text:span></text:span><text:span text:style-name="Source_20_Text"><text:span text:style-name="T18">La </text:span></text:span><text:span text:style-name="Source_20_Text"><text:span text:style-name="T25">documentació oficial </text:span></text:span><text:span text:style-name="Source_20_Text"><text:span text:style-name="T18">del framework ens propo</text:span></text:span><text:span text:style-name="Source_20_Text"><text:span text:style-name="T19">r</text:span></text:span><text:span text:style-name="Source_20_Text"><text:span text:style-name="T18">ciona informació sobre l'ús </text:span></text:span><text:span text:style-name="Source_20_Text"><text:span text:style-name="T19">que fa el </text:span></text:span><text:span text:style-name="Source_20_Text"><text:span text:style-name="T20">mateix</text:span></text:span><text:span text:style-name="Source_20_Text"><text:span text:style-name="T19"> </text:span></text:span><text:span text:style-name="Source_20_Text"><text:span text:style-name="T18">de cadascun dels directoris. </text:span></text:span><text:span text:style-name="Source_20_Text"><text:span text:style-name="T21">C</text:span></text:span><text:span text:style-name="Source_20_Text"><text:span text:style-name="T14">ons</text:span></text:span><text:span text:style-name="Source_20_Text"><text:span text:style-name="T21">u</text:span></text:span><text:span text:style-name="Source_20_Text"><text:span text:style-name="T14">lta-</text:span></text:span><text:span text:style-name="Source_20_Text"><text:span text:style-name="T19">la</text:span></text:span><text:span text:style-name="Source_20_Text"><text:span text:style-name="T22"> i explica perquè necessitem accés d'escriptura als </text:span></text:span><text:span text:style-name="Source_20_Text"><text:span text:style-name="T26">a cadasqún dels</text:span></text:span><text:span text:style-name="Source_20_Text"><text:span text:style-name="T22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list text:continue-numbering="true" text:style-name="L1">
              <text:list-header>
                <text:p text:style-name="P28"><text:span text:style-name="Source_20_Text"><text:span text:style-name="T9"/></text:span></text:p>
              </text:list-header>
            </text:list>
          </table:table-cell>
        </table:table-row>
      </table:table>
      <text:p text:style-name="P11"/>
      <text:p text:style-name="P16"><text:span text:style-name="Source_20_Text"><text:span text:style-name="T17">3.1- </text:span></text:span><text:span text:style-name="Source_20_Text"><text:span text:style-name="T14">Consulta la </text:span></text:span><text:span text:style-name="Source_20_Text"><text:span text:style-name="T23">següent </text:span></text:span><text:span text:style-name="Source_20_Text"><text:span text:style-name="T25">documentació oficial</text:span></text:span><text:span text:style-name="Source_20_Text"><text:span text:style-name="T18"> </text:span></text:span><text:span text:style-name="Source_20_Text"><text:span text:style-name="T22">del framework i explica </text:span></text:span><text:span text:style-name="Source_20_Text"><text:span text:style-name="T24">perquè s'utilitzen les variables </text:span></text:span><text:span text:style-name="Source_20_Text"><text:span text:style-name="T38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continue-numbering="true" text:style-name="L1">
              <text:list-header>
                <text:p text:style-name="P20"><text:span text:style-name="Source_20_Text"><text:span text:style-name="T37"/></text:span></text:p>
              </text:list-header>
            </text:list>
          </table:table-cell>
        </table:table-row>
      </table:table>
      <text:p text:style-name="P12"><text:span text:style-name="Source_20_Text"><text:span text:style-name="T37"/></text:span></text:p>
      <text:p text:style-name="P12"><text:span text:style-name="Source_20_Text"><text:span text:style-name="T39">3.2.- </text:span></text:span><text:span text:style-name="Source_20_Text"><text:span text:style-name="T38">Quins valors podem especificar per a la </text:span></text:span><text:span text:style-name="Source_20_Text"><text:span text:style-name="T40">variable</text:span></text:span><text:span text:style-name="Source_20_Text"><text:span text:style-name="T38"> APP_ENV? </text:span></text:span></text:p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list text:continue-numbering="true" text:style-name="L1">
              <text:list-header>
                <text:p text:style-name="P21"><text:span text:style-name="Source_20_Text"><text:span text:style-name="T37"/></text:span></text:p>
              </text:list-header>
            </text:list>
          </table:table-cell>
        </table:table-row>
      </table:table>
      <text:p text:style-name="P12"><text:span text:style-name="Source_20_Text"><text:span text:style-name="T37"/></text:span></text:p>
      <text:p text:style-name="P12"><text:span text:style-name="Source_20_Text"><text:span text:style-name="T40">3.</text:span></text:span><text:span text:style-name="Source_20_Text"><text:span text:style-name="T39">3.- </text:span></text:span><text:span text:style-name="Source_20_Text"><text:span text:style-name="T40">Quina funcionalitat ens proporcionen </text:span></text:span><text:span text:style-name="Source_20_Text"><text:span text:style-name="T41">els fitxers .env</text:span></text:span><text:span text:style-name="Source_20_Text"><text:span text:style-name="T38">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1"><text:span text:style-name="Source_20_Text"><text:span text:style-name="T37"/></text:span></text:p>
              </text:list-header>
            </text:list>
          </table:table-cell>
        </table:table-row>
      </table:table>
      <text:p text:style-name="P12"><text:span text:style-name="Source_20_Text"><text:span text:style-name="T37"/></text:span></text:p>
      <text:p text:style-name="P12"><text:span text:style-name="Source_20_Text"><text:span text:style-name="T17">4.1.- </text:span></text:span><text:span text:style-name="Source_20_Text"><text:span text:style-name="T14">instal·la </text:span></text:span><text:span text:style-name="Source_20_Text"><text:span text:style-name="T20">C</text:span></text:span><text:span text:style-name="Source_20_Text"><text:span text:style-name="T14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1"><text:span text:style-name="Source_20_Text"><text:span text:style-name="T37"/></text:span></text:p>
              </text:list-header>
            </text:list>
          </table:table-cell>
        </table:table-row>
      </table:table>
      <text:p text:style-name="P12"><text:span text:style-name="Source_20_Text"><text:span text:style-name="T37"/></text:span></text:p>
      <text:p text:style-name="P12"><text:span text:style-name="Source_20_Text"><text:span text:style-name="T17">4.2.-</text:span></text:span><text:span text:style-name="Source_20_Text"><text:span text:style-name="T14"> </text:span></text:span><text:span text:style-name="Source_20_Text"><text:span text:style-name="T17">I</text:span></text:span><text:span text:style-name="Source_20_Text"><text:span text:style-name="T14">nstal·lar les dependències del framework </text:span></text:span><text:span text:style-name="Source_20_Text"><text:span text:style-name="T20">L</text:span></text:span><text:span text:style-name="Source_20_Text"><text:span text:style-name="T14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1"><text:span text:style-name="Source_20_Text"><text:span text:style-name="T37"/></text:span></text:p>
              </text:list-header>
            </text:list>
          </table:table-cell>
        </table:table-row>
      </table:table>
      <text:p text:style-name="P12"><text:span text:style-name="Source_20_Text"><text:span text:style-name="T37"/></text:span></text:p>
      <text:p text:style-name="P12"><text:span text:style-name="Source_20_Text"><text:span text:style-name="T17">4.3.- D</text:span></text:span><text:span text:style-name="Source_20_Text"><text:span text:style-name="T14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51">següent projecte</text:span></text:span></text:a><text:span text:style-name="Source_20_Text"><text:span text:style-name="T14"> tenint en compte les següents </text:span></text:span><text:span text:style-name="Source_20_Text"><text:span text:style-name="T27">especificacions </text:span></text:span><text:span text:style-name="Source_20_Text"><text:span text:style-name="T28">(com a alternativa a aquest projecte, pot desplegar un projecte </text:span></text:span><text:span text:style-name="Source_20_Text"><text:span text:style-name="T29">L</text:span></text:span><text:span text:style-name="Source_20_Text"><text:span text:style-name="T28">aravel realitzat en el mòdul de PWES)</text:span></text:span><text:span text:style-name="Source_20_Text"><text:span text:style-name="T14">.</text:span></text:span></text:p>
      <text:p text:style-name="P15"><text:span text:style-name="Source_20_Text"><text:span text:style-name="T14">Entorn: </text:span></text:span><text:span text:style-name="Source_20_Text"><text:span text:style-name="T8">development</text:span></text:span></text:p>
      <text:p text:style-name="P15"><text:span text:style-name="Source_20_Text"><text:span text:style-name="T15">Nom de </text:span></text:span><text:span text:style-name="Source_20_Text"><text:span text:style-name="T14">dominio: </text:span></text:span><text:span text:style-name="Source_20_Text"><text:span text:style-name="T8">dev.</text:span></text:span><text:span text:style-name="Source_20_Text"><text:span text:style-name="T10">todo</text:span></text:span><text:span text:style-name="Source_20_Text"><text:span text:style-name="T8">.</text:span></text:span><text:span text:style-name="Source_20_Text"><text:span text:style-name="T11">cipfpbatoi</text:span></text:span><text:span text:style-name="Source_20_Text"><text:span text:style-name="T8">.es</text:span></text:span></text:p>
      <text:p text:style-name="P17"><text:span text:style-name="Source_20_Text"><text:span text:style-name="T14">Directori de desplegament: </text:span></text:span><text:span text:style-name="Source_20_Text"><text:span text:style-name="T8">/var/www/002-</text:span></text:span><text:span text:style-name="Source_20_Text"><text:span text:style-name="T10">es</text:span></text:span><text:span text:style-name="Source_20_Text"><text:span text:style-name="T8">-</text:span></text:span><text:span text:style-name="Source_20_Text"><text:span text:style-name="T11">cipfpbatoi</text:span></text:span><text:span text:style-name="Source_20_Text"><text:span text:style-name="T8">-</text:span></text:span><text:span text:style-name="Source_20_Text"><text:span text:style-name="T10">todo</text:span></text:span><text:span text:style-name="Source_20_Text"><text:span text:style-name="T8">-dev/html</text:span></text:span></text:p>
      <text:p text:style-name="P15"><text:span text:style-name="Source_20_Text"><text:span text:style-name="T16">U</text:span></text:span><text:span text:style-name="Source_20_Text"><text:span text:style-name="T14">suari de</text:span></text:span><text:span text:style-name="Source_20_Text"><text:span text:style-name="T15">l SO per al</text:span></text:span><text:span text:style-name="Source_20_Text"><text:span text:style-name="T14"> desplegament </text:span></text:span><text:span text:style-name="Source_20_Text"><text:span text:style-name="T15">de l'aplicació</text:span></text:span><text:span text:style-name="Source_20_Text"><text:span text:style-name="T14">: </text:span></text:span><text:span text:style-name="Source_20_Text"><text:span text:style-name="T8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1"><text:span text:style-name="Source_20_Text"><text:span text:style-name="T37"/></text:span></text:p>
              </text:list-header>
            </text:list>
          </table:table-cell>
        </table:table-row>
      </table:table>
      <text:p text:style-name="P12"><text:span text:style-name="Source_20_Text"><text:span text:style-name="T8"/></text:span></text:p>
      <text:p text:style-name="P12"><text:span text:style-name="Source_20_Text"><text:span text:style-name="T17">4.4.- </text:span></text:span><text:span text:style-name="Source_20_Text"><text:span text:style-name="T14"><text:s/></text:span></text:span><text:span text:style-name="Source_20_Text"><text:span text:style-name="T17">Crea </text:span></text:span><text:span text:style-name="Source_20_Text"><text:span text:style-name="T14">un usuari </text:span></text:span><text:span text:style-name="Source_20_Text"><text:span text:style-name="T15">específic </text:span></text:span><text:span text:style-name="Source_20_Text"><text:span text:style-name="T14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1"><text:span text:style-name="Source_20_Text"><text:span text:style-name="T37"/></text:span></text:p>
              </text:list-header>
            </text:list>
          </table:table-cell>
        </table:table-row>
      </table:table>
      <text:p text:style-name="P12"><text:span text:style-name="Source_20_Text"><text:span text:style-name="T37"/></text:span></text:p>
      <text:p text:style-name="P12"><text:span text:style-name="Source_20_Text"><text:span text:style-name="T17">4.5.- </text:span></text:span><text:span text:style-name="Source_20_Text"><text:span text:style-name="T14">Du a terme l'optimització </text:span></text:span><text:span text:style-name="Source_20_Text"><text:span text:style-name="T15">indicada en el punt 3.2 per a la </text:span></text:span><text:span text:style-name="Source_20_Text"><text:span text:style-name="T14">càrrega de dependències de l'aplicació </text:span></text:span><text:span text:style-name="Source_20_Text"><text:span text:style-name="T15">amb </text:span></text:span><text:span text:style-name="Source_20_Text"><text:span text:style-name="T20">C</text:span></text:span><text:span text:style-name="Source_20_Text"><text:span text:style-name="T15">omposer.</text:span></text:span><text:span text:style-name="Source_20_Text"><text:span text:style-name="T14"> </text:span></text:span></text:p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1"><text:span text:style-name="Source_20_Text"><text:span text:style-name="T37"/></text:span></text:p>
              </text:list-header>
            </text:list>
          </table:table-cell>
        </table:table-row>
      </table:table>
      <text:p text:style-name="P12"><text:span text:style-name="Source_20_Text"><text:span text:style-name="T8"/></text:span></text:p>
      <text:p text:style-name="P12"><text:span text:style-name="Source_20_Text"><text:span text:style-name="T17">4.6.- </text:span></text:span><text:span text:style-name="Source_20_Text"><text:span text:style-name="T14">Què conté el fitxer </text:span></text:span><text:span text:style-name="Source_20_Text"><text:span text:style-name="T30">vendor/composer/autolo</text:span></text:span><text:span text:style-name="Source_20_Text"><text:span text:style-name="T31">ad</text:span></text:span><text:span text:style-name="Source_20_Text"><text:span text:style-name="T30">_classmap.php</text:span></text:span><text:span text:style-name="Source_20_Text"><text:span text:style-name="T14">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1"><text:span text:style-name="Source_20_Text"><text:span text:style-name="T37"/></text:span></text:p>
              </text:list-header>
            </text:list>
          </table:table-cell>
        </table:table-row>
      </table:table>
      <text:p text:style-name="P10"><text:span text:style-name="Source_20_Text"><text:span text:style-name="T14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1"><text:span text:style-name="Source_20_Text"><text:span text:style-name="T37"/></text:span></text:p>
              </text:list-header>
            </text:list>
          </table:table-cell>
        </table:table-row>
      </table:table>
      <text:p text:style-name="P19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4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0T17:16:21.286561931</dc:date>
    <meta:editing-duration>PT22H51M39S</meta:editing-duration>
    <meta:editing-cycles>160</meta:editing-cycles>
    <meta:generator>LibreOffice/24.2.5.2$Linux_X86_64 LibreOffice_project/420$Build-2</meta:generator>
    <meta:document-statistic meta:table-count="14" meta:image-count="0" meta:object-count="0" meta:page-count="4" meta:paragraph-count="38" meta:word-count="300" meta:character-count="2052" meta:non-whitespace-character-count="1780"/>
  </office:meta>
</office:document-meta>
</file>